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a53" officeooo:paragraph-rsid="0004ca53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0.106cm" fo:min-width="0.0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Horizontal line 1" draw:style-name="gr1" draw:text-style-name="P2" svg:x1="6.172cm" svg:y1="2.976cm" svg:x2="6.172cm" svg:y2="8.77cm"><text:p/></draw:line><draw:line text:anchor-type="paragraph" draw:z-index="1" draw:name="Line 1" draw:style-name="gr1" draw:text-style-name="P2" svg:x1="6.172cm" svg:y1="8.77cm" svg:x2="12.31cm" svg:y2="8.796cm"><text:p/></draw:line><draw:line text:anchor-type="paragraph" draw:z-index="2" draw:name="Line 2" draw:style-name="gr1" draw:text-style-name="P2" svg:x1="4.743cm" svg:y1="5.145cm" svg:x2="9.638cm" svg:y2="5.066cm"><text:p/></draw:line><draw:line text:anchor-type="paragraph" draw:z-index="3" draw:name="Line 3" draw:style-name="gr1" draw:text-style-name="P2" svg:x1="8.262cm" svg:y1="10.437cm" svg:x2="9.638cm" svg:y2="5.066cm"><text:p/></draw:line><draw:custom-shape text:anchor-type="paragraph" draw:z-index="6" draw:name="Shape 1" draw:style-name="gr2" draw:text-style-name="P2" svg:width="0.027cm" svg:height="0.107cm" svg:x="14.268cm" svg:y="2.976cm"><text:p/><draw:enhanced-geometry svg:viewBox="0 0 841 854" draw:mirror-horizontal="false" draw:mirror-vertical="false" draw:type="non-primitive" draw:enhanced-path="M 517 247 L 517 415 264 415 264 0 0 0 0 680 517 680 517 854 841 547 517 247 Z N"/></draw:custom-shape><text:s text:c="63"/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4" draw:name="Line 4" draw:style-name="gr1" draw:text-style-name="P2" svg:x1="5.431cm" svg:y1="0.213cm" svg:x2="9.717cm" svg:y2="6.642cm"><text:p/></draw:line></text:p>
      <text:p text:style-name="P1"><draw:line text:anchor-type="paragraph" draw:z-index="5" draw:name="Line 5" draw:style-name="gr1" draw:text-style-name="P2" svg:x1="5.14cm" svg:y1="0.467cm" svg:x2="9.268cm" svg:y2="6.764cm"><text:p/></draw:line></text:p>
      <text:p text:style-name="P1"/>
      <text:p text:style-name="P1"><text:s text:c="55"/>D <text:s text:c="48"/></text:p>
      <text:p text:style-name="P1"><text:s text:c="92"/>(2,3)</text:p>
      <text:p text:style-name="P1"><text:s text:c="53"/>B</text:p>
      <text:p text:style-name="P1"/>
      <text:p text:style-name="P1"/>
      <text:p text:style-name="P1"/>
      <text:p text:style-name="P1"/>
      <text:p text:style-name="P1"/>
      <text:p text:style-name="P1"><text:s text:c="57"/></text:p>
      <text:p text:style-name="P1"><text:s text:c="56"/>O <text:s text:c="16"/>A <text:s text:c="4"/>C</text:p>
      <text:p text:style-name="P1"><draw:line text:anchor-type="paragraph" draw:z-index="7" draw:name="Horizontal line 2" draw:style-name="gr1" draw:text-style-name="P2" svg:x1="9.638cm" svg:y1="0.314cm" svg:x2="9.717cm" svg:y2="0.314cm"><text:p/></draw:line><text:s text:c="92"/>y=2x+5 <text:s text:c="93"/></text:p>
      <text:p text:style-name="P1"><draw:line text:anchor-type="paragraph" draw:z-index="8" draw:name="Vertical line 1" draw:style-name="gr1" draw:text-style-name="P2" svg:x1="9.267cm" svg:y1="0.436cm" svg:x2="8.844cm" svg:y2="0.436cm"><text:p/></draw:line></text:p>
      <text:p text:style-name="P1"><text:s text:c="82"/>Y=2x+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1:19:57.297216051</meta:creation-date>
    <dc:date>2022-12-02T15:32:20.324790392</dc:date>
    <meta:editing-duration>PT4H2M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8" meta:word-count="8" meta:character-count="737" meta:non-whitespace-character-count="22"/>
  </office:meta>
</office:document-meta>
</file>